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ea2e" officeooo:paragraph-rsid="0009ea2e"/>
    </style:style>
    <style:style style:name="P2" style:family="paragraph" style:parent-style-name="Standard">
      <style:text-properties officeooo:rsid="000be0e2" officeooo:paragraph-rsid="000be0e2"/>
    </style:style>
    <style:style style:name="P3" style:family="paragraph" style:parent-style-name="Standard">
      <style:text-properties officeooo:rsid="000be0e2" officeooo:paragraph-rsid="000c84b8"/>
    </style:style>
    <style:style style:name="P4" style:family="paragraph" style:parent-style-name="Standard">
      <style:text-properties officeooo:rsid="000c84b8" officeooo:paragraph-rsid="000c84b8"/>
    </style:style>
    <style:style style:name="P5" style:family="paragraph" style:parent-style-name="Standard">
      <style:text-properties officeooo:rsid="000c84b8" officeooo:paragraph-rsid="000f13c7"/>
    </style:style>
    <style:style style:name="P6" style:family="paragraph" style:parent-style-name="Standard">
      <style:text-properties officeooo:rsid="000f13c7" officeooo:paragraph-rsid="000f13c7"/>
    </style:style>
    <style:style style:name="P7" style:family="paragraph" style:parent-style-name="Standard">
      <style:text-properties style:text-underline-style="solid" style:text-underline-width="auto" style:text-underline-color="font-color" officeooo:rsid="0011bbd6" officeooo:paragraph-rsid="0011bbd6"/>
    </style:style>
    <style:style style:name="P8" style:family="paragraph" style:parent-style-name="Standard">
      <style:text-properties style:text-underline-style="none" officeooo:rsid="0011bbd6" officeooo:paragraph-rsid="0011bbd6"/>
    </style:style>
    <style:style style:name="P9" style:family="paragraph" style:parent-style-name="Standard">
      <style:text-properties style:text-underline-style="none" officeooo:rsid="0012f0ef" officeooo:paragraph-rsid="0012f0ef"/>
    </style:style>
    <style:style style:name="P10" style:family="paragraph" style:parent-style-name="Standard">
      <style:text-properties officeooo:rsid="000c84b8" officeooo:paragraph-rsid="0015c690"/>
    </style:style>
    <style:style style:name="T1" style:family="text">
      <style:text-properties officeooo:rsid="000be0e2"/>
    </style:style>
    <style:style style:name="T2" style:family="text">
      <style:text-properties officeooo:rsid="000c84b8"/>
    </style:style>
    <style:style style:name="T3" style:family="text">
      <style:text-properties officeooo:rsid="000d9e8c"/>
    </style:style>
    <style:style style:name="T4" style:family="text">
      <style:text-properties officeooo:rsid="0013091a"/>
    </style:style>
    <style:style style:name="T5" style:family="text">
      <style:text-properties officeooo:rsid="0015c6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société Simplon veut optimiser sa gestion du personnel, et notamment la gestion des absences. Pour cela, elle veut mettre en place un circuit de validation ainsi qu’un logiciel permettant de valider ce circuit. L’objectif est de mieux gérer son personnel et éviter des sous effectifs.</text:p>
      <text:p text:style-name="P1"/>
      <text:p text:style-name="P1">Le salarié se connectera avec son adresse Gmail et un mot de passe. Un premier mot de passe lui sera attribuer, qu’<text:span text:style-name="T1">i</text:span>l devra <text:span text:style-name="T2">modifier</text:span> à la 1° connexion. <text:span text:style-name="T2">Il remplira un formulaire pour sa demande de congés. <text:s/>Un mail sera automatiquement envoyé à son N+1, avec un lien de validation ou de refus des congés</text:span></text:p>
      <text:p text:style-name="P1"/>
      <text:p text:style-name="P4">Le salarié sera averti par mail de la réponse. Si il y a refus, la demande sera enregistré dans la base avec la mention refus et le circuit <text:span text:style-name="T3">s’arrête.</text:span></text:p>
      <text:p text:style-name="P4"/>
      <text:p text:style-name="P10">Si la demande est accept<text:span text:style-name="T5">ée</text:span>, <text:span text:style-name="T3">elle sera affichée dans Google Calendar. Le N+1 aura la possibilité de visualiser les congés de ses subalternes sur une période donnée. Le N+1 aura aussi la possibilité de saisir des congés maladies ainsi que des absences irrégulières.</text:span></text:p>
      <text:p text:style-name="P5"/>
      <text:p text:style-name="P6">Une récap mensuelle sera générée pour le calcul de la paye.</text:p>
      <text:p text:style-name="P6"/>
      <text:p text:style-name="P10"><text:span text:style-name="T3">U</text:span>n mail sera aussi envoyer à la responsable RH pour information <text:span text:style-name="T5">et vérification des règles RH.</text:span></text:p>
      <text:p text:style-name="P10"/>
      <text:p text:style-name="P10"><text:span text:style-name="T3">Un SysAdm gérera les différentes bases de données.</text:span></text:p>
      <text:p text:style-name="P10"/>
      <text:p text:style-name="P3">Sa page d’accueil sera composé d’un récapitulatif de ses congés restant à prendre ainsi que d’un formulaire de demande de congés.</text:p>
      <text:p text:style-name="P2">Il aura aussi accès à ses infos perso qu’il pourra demander à faire modifier par la <text:span text:style-name="T3">responsable</text:span> RH, en cas d’erreurs et à une recap de ses <text:span text:style-name="T3">absences</text:span> depuis le 1° janvier.</text:p>
      <text:p text:style-name="P2"/>
      <text:p text:style-name="P7"/>
      <text:p text:style-name="P7"/>
      <text:p text:style-name="P8">* Acteurs :</text:p>
      <text:p text:style-name="P8"/>
      <text:p text:style-name="P8">- Employé : la personne qui fait sa demande de congés. Elle peut aussi visualiser le solde de ses différentes absences. Niveau 0.</text:p>
      <text:p text:style-name="P8"/>
      <text:p text:style-name="P8">- N+1 : la personne qui valide l<text:span text:style-name="T4">a</text:span> demande de congés <text:span text:style-name="T4">des personnes sous ses ordres</text:span>. Elle saisit aussi certaines absences et peut faire une demande de congés. Niveau 1.</text:p>
      <text:p text:style-name="P8"/>
      <text:p text:style-name="P8">- Secrétaire RH : La personne qui vérifie d’un point de vue RH, la validité des congés. Elle peut les modifier ou les annulés. Elle peut aussi faire une demande de congés.</text:p>
      <text:p text:style-name="P8"/>
      <text:p text:style-name="P8">- Administrateur de la base : Il saisit les nouveaux arrivants et gère les problèmes pouvant survenir.</text:p>
      <text:p text:style-name="P8"/>
      <text:p text:style-name="P9">-Service paye : C’est un acteur externe qui recevra un état mensuel des congés pour établir la pay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8:53:50.551000000</meta:creation-date>
    <dc:date>2017-04-24T16:08:00.432000000</dc:date>
    <meta:editing-duration>PT2H40M41S</meta:editing-duration>
    <meta:editing-cycles>4</meta:editing-cycles>
    <meta:generator>LibreOffice/5.2.6.2$Windows_x86 LibreOffice_project/a3100ed2409ebf1c212f5048fbe377c281438fdc</meta:generator>
    <meta:document-statistic meta:table-count="0" meta:image-count="0" meta:object-count="0" meta:page-count="1" meta:paragraph-count="15" meta:word-count="384" meta:character-count="2181" meta:non-whitespace-character-count="1811"/>
  </office:meta>
</office:document-meta>
</file>